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5d2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d3070"/>
    </style:style>
    <style:style style:name="P4" style:family="paragraph" style:parent-style-name="Standard">
      <style:text-properties officeooo:rsid="00005d2f" officeooo:paragraph-rsid="00005d2f"/>
    </style:style>
    <style:style style:name="P5" style:family="paragraph" style:parent-style-name="Standard">
      <style:text-properties officeooo:rsid="00005d2f" officeooo:paragraph-rsid="00023998"/>
    </style:style>
    <style:style style:name="P6" style:family="paragraph" style:parent-style-name="Standard">
      <style:text-properties officeooo:rsid="00005d2f" officeooo:paragraph-rsid="0003ac97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0d455" officeooo:paragraph-rsid="0000d455" style:font-size-asian="15pt" style:font-size-complex="15pt"/>
    </style:style>
    <style:style style:name="P8" style:family="paragraph" style:parent-style-name="Standard">
      <style:text-properties fo:font-weight="bold" officeooo:rsid="00005d2f" officeooo:paragraph-rsid="00005d2f" style:font-weight-asian="bold" style:font-weight-complex="bold"/>
    </style:style>
    <style:style style:name="P9" style:family="paragraph" style:parent-style-name="Standard">
      <style:text-properties fo:font-weight="bold" officeooo:rsid="00005d2f" officeooo:paragraph-rsid="00023998" style:font-weight-asian="bold" style:font-weight-complex="bold"/>
    </style:style>
    <style:style style:name="P10" style:family="paragraph" style:parent-style-name="Standard">
      <style:text-properties fo:font-weight="bold" officeooo:rsid="00005d2f" officeooo:paragraph-rsid="0003ac97" style:font-weight-asian="bold" style:font-weight-complex="bold"/>
    </style:style>
    <style:style style:name="P11" style:family="paragraph" style:parent-style-name="Standard">
      <style:text-properties fo:font-weight="bold" officeooo:rsid="000411c1" officeooo:paragraph-rsid="000411c1" style:font-weight-asian="bold" style:font-weight-complex="bold"/>
    </style:style>
    <style:style style:name="P12" style:family="paragraph" style:parent-style-name="Standard">
      <style:text-properties fo:font-weight="bold" officeooo:rsid="0005b027" officeooo:paragraph-rsid="0005b027" style:font-weight-asian="bold" style:font-weight-complex="bold"/>
    </style:style>
    <style:style style:name="P13" style:family="paragraph" style:parent-style-name="Standard">
      <style:text-properties fo:font-weight="bold" officeooo:rsid="000693f3" officeooo:paragraph-rsid="000693f3" style:font-weight-asian="bold" style:font-weight-complex="bold"/>
    </style:style>
    <style:style style:name="P14" style:family="paragraph" style:parent-style-name="Standard">
      <style:text-properties fo:font-weight="bold" officeooo:rsid="00088779" officeooo:paragraph-rsid="00088779" style:font-weight-asian="bold" style:font-weight-complex="bold"/>
    </style:style>
    <style:style style:name="P15" style:family="paragraph" style:parent-style-name="Standard">
      <style:text-properties fo:font-weight="bold" officeooo:rsid="000c31e4" officeooo:paragraph-rsid="000c31e4" style:font-weight-asian="bold" style:font-weight-complex="bold"/>
    </style:style>
    <style:style style:name="P16" style:family="paragraph" style:parent-style-name="Standard">
      <style:text-properties officeooo:rsid="000411c1" officeooo:paragraph-rsid="000411c1"/>
    </style:style>
    <style:style style:name="P17" style:family="paragraph" style:parent-style-name="Standard">
      <style:text-properties officeooo:rsid="000693f3" officeooo:paragraph-rsid="000693f3"/>
    </style:style>
    <style:style style:name="P18" style:family="paragraph" style:parent-style-name="Standard">
      <style:text-properties officeooo:rsid="00088779" officeooo:paragraph-rsid="00088779"/>
    </style:style>
    <style:style style:name="P19" style:family="paragraph" style:parent-style-name="Standard">
      <style:text-properties officeooo:rsid="000a99e6" officeooo:paragraph-rsid="000a99e6"/>
    </style:style>
    <style:style style:name="P20" style:family="paragraph" style:parent-style-name="Standard">
      <style:text-properties officeooo:rsid="000c31e4" officeooo:paragraph-rsid="000c31e4"/>
    </style:style>
    <style:style style:name="T1" style:family="text">
      <style:text-properties officeooo:rsid="00005d2f"/>
    </style:style>
    <style:style style:name="T2" style:family="text">
      <style:text-properties officeooo:rsid="00023998"/>
    </style:style>
    <style:style style:name="T3" style:family="text">
      <style:text-properties officeooo:rsid="0002424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3070" style:font-weight-asian="bold" style:font-weight-complex="bold"/>
    </style:style>
    <style:style style:name="T6" style:family="text">
      <style:text-properties officeooo:rsid="0007dfd7"/>
    </style:style>
    <style:style style:name="T7" style:family="text">
      <style:text-properties officeooo:rsid="000a606c"/>
    </style:style>
    <style:style style:name="T8" style:family="text">
      <style:text-properties officeooo:rsid="000d3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ython Lab Programs</text:p>
      <text:p text:style-name="P10">Q<text:span text:style-name="T3">uestion1</text:span></text:p>
      <text:p text:style-name="P6">Leap years from current year to a final year entered by user</text:p>
      <text:p text:style-name="P4"/>
      <text:p text:style-name="P8">Program :</text:p>
      <text:p text:style-name="P4"/>
      <text:p text:style-name="P4">import datetime</text:p>
      <text:p text:style-name="P4">date=datetime.date.today()</text:p>
      <text:p text:style-name="P4">currentYear=int(date.strftime("%Y"))</text:p>
      <text:p text:style-name="P4">print("enter the last year=")</text:p>
      <text:p text:style-name="P4">endYear=int(input())</text:p>
      <text:p text:style-name="P4">print("list of leap years")</text:p>
      <text:p text:style-name="P4">for year in range(currentYear,endYear):</text:p>
      <text:p text:style-name="P4"><text:s text:c="4"/>if((year%4==0)and(year%100!=0)or(year%400==0)):</text:p>
      <text:p text:style-name="P4"><text:s text:c="8"/>print(year)</text:p>
      <text:p text:style-name="P4"/>
      <text:p text:style-name="P8">output:</text:p>
      <text:p text:style-name="P4"/>
      <text:p text:style-name="P4">enter the last year=</text:p>
      <text:p text:style-name="P4">2029</text:p>
      <text:p text:style-name="P4">list of leap years</text:p>
      <text:p text:style-name="P4">2024</text:p>
      <text:p text:style-name="P4">2028</text:p>
      <text:p text:style-name="P4"><text:s text:c="27"/>_____________________________________________________</text:p>
      <text:p text:style-name="P4"/>
      <text:p text:style-name="P11">Question2</text:p>
      <text:p text:style-name="P16">generate a +ve list of numbers from a given list of integers using list combrihension </text:p>
      <text:p text:style-name="P16"/>
      <text:p text:style-name="P12">program</text:p>
      <text:p text:style-name="P4">numbers=[34.6,-203.4,44.9,68.3,-12.2,44.6,12.7]</text:p>
      <text:p text:style-name="P4">newlist=[n for n in numbers if n&gt;0]</text:p>
      <text:p text:style-name="P4">print(newlist)</text:p>
      <text:p text:style-name="P4"/>
      <text:p text:style-name="P8">output</text:p>
      <text:p text:style-name="P4"/>
      <text:p text:style-name="P4">[34.6, 44.9, 68.3, 44.6, 12.7]</text:p>
      <text:p text:style-name="P4"/>
      <text:p text:style-name="P4"><text:s text:c="22"/>_____________________________________________</text:p>
      <text:p text:style-name="P13">Question3</text:p>
      <text:p text:style-name="P17">Square of n numbers using list combrihension</text:p>
      <text:p text:style-name="P17"/>
      <text:p text:style-name="P13">program</text:p>
      <text:p text:style-name="P4">print("enter the limit:")</text:p>
      <text:p text:style-name="P4">n=int(input())</text:p>
      <text:p text:style-name="P4">squares=[i*i for i in range(n)]</text:p>
      <text:p text:style-name="P4">print("square of n numbers \n",squares)</text:p>
      <text:p text:style-name="P4"/>
      <text:p text:style-name="P8">output</text:p>
      <text:p text:style-name="P4"/>
      <text:p text:style-name="P4">enter the limit:</text:p>
      <text:p text:style-name="P4">10</text:p>
      <text:p text:style-name="P4">square of n numbers </text:p>
      <text:p text:style-name="P4"><text:soft-page-break/><text:s/>[0, 1, 4, 9, 16, 25, 36, 49, 64, 81]</text:p>
      <text:p text:style-name="P4"><text:s text:c="25"/>_______________________________________________</text:p>
      <text:p text:style-name="P4"/>
      <text:p text:style-name="P4"/>
      <text:p text:style-name="P4"/>
      <text:p text:style-name="P9">Question<text:span text:style-name="T6">4</text:span></text:p>
      <text:p text:style-name="P5"><text:span text:style-name="T2">F</text:span>orm a list of vowels selected from a given word using list comprehension</text:p>
      <text:p text:style-name="P5"/>
      <text:p text:style-name="P4"><text:span text:style-name="T4">program </text:span><text:s/></text:p>
      <text:p text:style-name="P4"/>
      <text:p text:style-name="Standard">word=input("enter the sentence\n")</text:p>
      <text:p text:style-name="Standard">vowels=['a','e','i','o','u']</text:p>
      <text:p text:style-name="Standard">vow=[let for let in word if let in vowels]</text:p>
      <text:p text:style-name="Standard">print(vow)</text:p>
      <text:p text:style-name="P8">output </text:p>
      <text:p text:style-name="P4">enter the sentence</text:p>
      <text:p text:style-name="P4">hai</text:p>
      <text:p text:style-name="P4">['a', 'i']</text:p>
      <text:p text:style-name="P4"><text:s text:c="30"/>________________________________________</text:p>
      <text:p text:style-name="P14">Question5</text:p>
      <text:p text:style-name="P18">List ordinal value of each element of a word using list combrihenion (use ORD function <text:span text:style-name="T7">to get ordinal value</text:span></text:p>
      <text:p text:style-name="P14">program</text:p>
      <text:p text:style-name="P4">list1=['aravind','aparna']</text:p>
      <text:p text:style-name="P4">print("the original list:\n"+str(list1))</text:p>
      <text:p text:style-name="P4">res=[ord(ele)for sub in list1 for ele in sub]</text:p>
      <text:p text:style-name="P4">print("the ASCII list is:\n"+str(res))</text:p>
      <text:p text:style-name="P4"/>
      <text:p text:style-name="P8">output</text:p>
      <text:p text:style-name="P4"/>
      <text:p text:style-name="P4">the original list:</text:p>
      <text:p text:style-name="P4">['aravind', 'aparna']</text:p>
      <text:p text:style-name="P4">the ASCII list is:</text:p>
      <text:p text:style-name="P4">[97, 114, 97, 118, 105, 110, 100, 97, 112, 97, 114, 110, 97]</text:p>
      <text:p text:style-name="P4"><text:s text:c="26"/>___________________________________________</text:p>
      <text:p text:style-name="P4"/>
      <text:p text:style-name="P15">Question</text:p>
      <text:p text:style-name="P20">for loop in python</text:p>
      <text:p text:style-name="P20"/>
      <text:p text:style-name="P15">program</text:p>
      <text:p text:style-name="P19"/>
      <text:p text:style-name="P1"><text:span text:style-name="Source_20_Text"><text:span text:style-name="T1">genre = ['pop', 'rock', 'jazz']</text:span></text:span></text:p>
      <text:p text:style-name="Preformatted_20_Text"><text:span text:style-name="Source_20_Text">for i in range(len(genre)):</text:span></text:p>
      <text:p text:style-name="P2"><text:span text:style-name="Source_20_Text"><text:s text:c="4"/>print("I like", genre[i])</text:span></text:p>
      <text:p text:style-name="P3"><text:span text:style-name="Source_20_Text"><text:span text:style-name="T5">output</text:span></text:span></text:p>
      <text:p text:style-name="P3"><text:span text:style-name="Source_20_Text">I like pop</text:span></text:p>
      <text:p text:style-name="P3"><text:span text:style-name="Source_20_Text">I like rock</text:span></text:p>
      <text:p text:style-name="P3"><text:span text:style-name="Source_20_Text">I like jazz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09:18:41.790025443</meta:creation-date>
    <dc:date>2021-11-16T10:12:10.414537044</dc:date>
    <meta:editing-duration>PT43M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252" meta:character-count="2054" meta:non-whitespace-character-count="1727"/>
  </office:meta>
</office:document-meta>
</file>